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" style:family="paragraph" style:parent-style-name="Heading_20_1">
      <style:paragraph-properties fo:margin-left="0cm" fo:margin-right="0cm" fo:text-indent="0cm" style:auto-text-indent="false" fo:padding="0cm" fo:border="none"/>
    </style:style>
    <style:style style:name="P5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15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<text:span text:style-name="T1">Proyecto Final:</text:span></text:span> Simulador interactivo en JavaScript</text:h>
      <text:p text:style-name="P3"><text:span text:style-name="Strong_20_Emphasis"><text:span text:style-name="T1">Objetivos generales</text:span></text:span></text:p>
      <text:list text:style-name="L6">
        <text:list-item>
          <text:p text:style-name="P12">Crear un simulador interactivo</text:p>
        </text:list-item>
        <text:list-item>
          <text:p text:style-name="P12">Puede ser un Ecommerce, Cotizador de productos/servicios, Simulador de Home banking con transacciones, Convertidor de monedas/criptomonedas, entre otros.</text:p>
        </text:list-item>
      </text:list>
      <text:p text:style-name="P3"><text:span text:style-name="Strong_20_Emphasis"><text:span text:style-name="T1">Objetivos específicos</text:span></text:span></text:p>
      <text:list text:style-name="L7">
        <text:list-item>
          <text:p text:style-name="P13">Utilizar datos remotos (o simularlos con JSON)</text:p>
        </text:list-item>
        <text:list-item>
          <text:p text:style-name="P13">HTML interactivo (generado desde JS)</text:p>
        </text:list-item>
        <text:list-item>
          <text:p text:style-name="P13">Uso de las herramientas más importantes de JS, y librerías externas</text:p>
        </text:list-item>
        <text:list-item>
          <text:p text:style-name="P13">Tiene que ser 100% funcional y con la lógica de negocio de tu proyecto elegido (Ejemplo: si creas un Ecommerce, simula el proceso completo de compra)</text:p>
        </text:list-item>
      </text:list>
      <text:p text:style-name="P3"><text:span text:style-name="Strong_20_Emphasis"><text:span text:style-name="T1">Se debe entregar</text:span></text:span></text:p>
      <text:list text:style-name="L8">
        <text:list-item>
          <text:p text:style-name="P14">Proyecto HTML + CSS + JS funcional</text:p>
        </text:list-item>
      </text:list>
      <text:p text:style-name="P3"><text:span text:style-name="Strong_20_Emphasis"><text:span text:style-name="T1">Formato</text:span></text:span></text:p>
      <text:list text:style-name="L9">
        <text:list-item>
          <text:p text:style-name="P15">Archivo en formato .ZIP (NO en formato RAR)</text:p>
        </text:list-item>
        <text:list-item>
          <text:p text:style-name="P15">Link a subcarpeta de GDrive</text:p>
        </text:list-item>
        <text:list-item>
          <text:p text:style-name="P15">Link a repositorio de Github (el preferido)</text:p>
        </text:list-item>
        <text:list-item>
          <text:p text:style-name="P15">debe tener el nombre “<text:span text:style-name="Strong_20_Emphasis"><text:span text:style-name="T1">ProyectoFinal+Apellido</text:span></text:span>”</text:p>
        </text:list-item>
      </text:list>
      <text:p text:style-name="P3"><text:span text:style-name="Strong_20_Emphasis"><text:span text:style-name="T1">Sugerencias</text:span></text:span></text:p>
      <text:list text:style-name="L10">
        <text:list-item>
          <text:p text:style-name="P16">Elimina console.log y derivados</text:p>
        </text:list-item>
        <text:list-item>
          <text:p text:style-name="P16">Reemplaza alert, prompt, confirm por una librería JS</text:p>
        </text:list-item>
        <text:list-item>
          <text:p text:style-name="P16">Si incluyes formularios a completar,<text:line-break/>precarga datos en los campos</text:p>
        </text:list-item>
      </text:list>
      <text:h text:style-name="P1" text:outline-level="2">Criterios de evaluación</text:h>
      <text:h text:style-name="P1" text:outline-level="2">Funcionalidad</text:h>
      <text:p text:style-name="P3">Se simula uno o más flujo de trabajo en termino de entrada-procesamiento-salida y no se advierten errores de cómputo.</text:p>
      <text:h text:style-name="P1" text:outline-level="2">Interactividad</text:h>
      <text:p text:style-name="P3">Se capturan entradas empleando inputs y eventos adecuados. Las salidas son coherentes en relación a los datos ingresados y se visualizan en el HTML de forma asíncrona.</text:p>
      <text:h text:style-name="P1" text:outline-level="2"><text:soft-page-break/>Escalabilidad</text:h>
      <text:p text:style-name="P3">Se declaran funciones con parámetros para definir instrucciones con una tarea específica. Se definen objetos con propiedades y métodos relevantes al contexto. Se emplean arrays para agrupar valores y objetos de forma dinámica. El recorrido de las colecciones es óptimo.</text:p>
      <text:h text:style-name="P1" text:outline-level="2">Integridad</text:h>
      <text:p text:style-name="P3">Se definen el código JavaScript en un archivo .js, referenciándolo correctamente desde el HTML. La información estática en formato JSON se utiliza adecuadamente, cargandose de forma asíncrona.</text:p>
      <text:h text:style-name="P1" text:outline-level="2">Legibilidad</text:h>
      <text:p text:style-name="P3">Los nombres de variables. funciones y objetos son significativos para el contexto, las instrucciones se escriben de forma legible y se emplean comentarios oportunos. El código fuente es ordenado en términos de declaración y secuencia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23:39:34.149459011</meta:creation-date>
    <dc:date>2025-06-01T13:08:37.599088930</dc:date>
    <meta:editing-duration>PT1M1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1" meta:word-count="310" meta:character-count="2023" meta:non-whitespace-character-count="1758"/>
  </office:meta>
</office:document-meta>
</file>